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72ea" officeooo:paragraph-rsid="00008a70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472ea" officeooo:paragraph-rsid="00008a7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officeooo:rsid="000496bd" officeooo:paragraph-rsid="00008a70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08a70" officeooo:paragraph-rsid="00008a70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534b6" officeooo:paragraph-rsid="00008a70" style:font-size-asian="9.60000038146973pt" style:font-size-complex="11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officeooo:rsid="0001c35a" officeooo:paragraph-rsid="0001c35a" style:font-size-asian="9.60000038146973pt" style:font-size-complex="11pt"/>
    </style:style>
    <style:style style:name="T1" style:family="text">
      <style:text-properties officeooo:rsid="00088715"/>
    </style:style>
    <style:style style:name="T2" style:family="text">
      <style:text-properties officeooo:rsid="0006d8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96bd" style:font-weight-asian="bold" style:font-weight-complex="bold"/>
    </style:style>
    <style:style style:name="T5" style:family="text">
      <style:text-properties fo:font-size="11pt" officeooo:rsid="000496bd" style:font-size-asian="11pt" style:font-size-complex="11pt"/>
    </style:style>
    <style:style style:name="T6" style:family="text">
      <style:text-properties fo:font-size="11pt" officeooo:rsid="00008a70" style:font-size-asian="11pt" style:font-size-complex="11pt"/>
    </style:style>
    <style:style style:name="T7" style:family="text">
      <style:text-properties fo:font-size="11pt" officeooo:rsid="000496bd" style:font-size-asian="9.60000038146973pt" style:font-size-complex="11pt"/>
    </style:style>
    <style:style style:name="T8" style:family="text">
      <style:text-properties fo:font-size="11pt" officeooo:rsid="000534b6" style:font-size-asian="9.60000038146973pt" style:font-size-complex="11pt"/>
    </style:style>
    <style:style style:name="T9" style:family="text">
      <style:text-properties fo:font-size="11pt" officeooo:rsid="000c1298" style:font-size-asian="9.60000038146973pt" style:font-size-complex="11pt"/>
    </style:style>
    <style:style style:name="T10" style:family="text">
      <style:text-properties fo:font-size="11pt" officeooo:rsid="00008a70" style:font-size-asian="9.60000038146973pt" style:font-size-complex="11pt"/>
    </style:style>
    <style:style style:name="T11" style:family="text">
      <style:text-properties officeooo:rsid="000496bd"/>
    </style:style>
    <style:style style:name="T12" style:family="text">
      <style:text-properties officeooo:rsid="00008a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l Juego de Prueba<text:span text:style-name="T1">s</text:span> <text:span text:style-name="T2">de la clase 'tecla.java'</text:span></text:p>
      <text:p text:style-name="P1"/>
      <text:p text:style-name="P1"/>
      <text:p text:style-name="P1">• <text:span text:style-name="T3">Obj</text:span><text:span text:style-name="T4">eto de la prueba: </text:span><text:span text:style-name="T5">Este juego de pruebas engloba la clase </text:span><text:span text:style-name="T6">tecla</text:span><text:span text:style-name="T5">.</text:span></text:p>
      <text:p text:style-name="P3">Dicha clase representa un<text:span text:style-name="T12">a tecla</text:span> del <text:span text:style-name="T12">teclado</text:span>. <text:span text:style-name="T12">Su uso se basa en tener la posición de la tecla en el teclado, para después poder consultarla o modificarla.</text:span></text:p>
      <text:p text:style-name="P1"/>
      <text:p text:style-name="P1">• <text:span text:style-name="T3">Otros elementos integrados en la prueba:</text:span><text:span text:style-name="T11"> </text:span><text:span text:style-name="T10">Se ha crado el archivo de compilación y ejecución 'Makefile'. Con sólo teclear 'make' se compilará y ejecutará la clase con el juego de pruebas.</text:span></text:p>
      <text:p text:style-name="P1"/>
      <text:p text:style-name="P1">• <text:span text:style-name="T3">Drivers:</text:span> <text:span text:style-name="T7">Se ha creado el driver “driver</text:span><text:span text:style-name="T10">Tecla</text:span><text:span text:style-name="T7">.java” para probar el correcto funcionamiento de la clase. En él </text:span><text:span text:style-name="T8">se ha</text:span><text:span text:style-name="T7"> creado la función 'main' para que se prueben todas </text:span><text:span text:style-name="T9">sus </text:span><text:span text:style-name="T7">funcionalidades. Cuando se ejecuta el driver, salen enumeradas todos los métodos que te permite hacer la clase.</text:span></text:p>
      <text:p text:style-name="P1"/>
      <text:p text:style-name="P1">• <text:span text:style-name="T3">Stubs:</text:span> <text:span text:style-name="T7">No </text:span><text:span text:style-name="T8">se han</text:span><text:span text:style-name="T7"> creado stubs para esta clase.</text:span></text:p>
      <text:p text:style-name="P1"/>
      <text:p text:style-name="P1">• <text:span text:style-name="T3">Fichero de datos necesario:</text:span><text:span text:style-name="T11"> </text:span><text:span text:style-name="T7">En el archivo “driver</text:span><text:span text:style-name="T10">Tecla</text:span><text:span text:style-name="T7">.in” están los datos necesarios para probar la clase desde un archivo. En éste se prueban que todas las funcionalidades de la clase funcionen correctamente. En el código </text:span><text:span text:style-name="T8">se han</text:span><text:span text:style-name="T7"> puesto excepciones de posibles errores, que informaran de ellos si es debido el caso.</text:span></text:p>
      <text:p text:style-name="P1"/>
      <text:p text:style-name="P1">•<text:span text:style-name="T3"> Valores estudiados:</text:span><text:span text:style-name="T11"> </text:span><text:span text:style-name="T7">Básicamente </text:span><text:span text:style-name="T8">se han</text:span><text:span text:style-name="T7"> puesto valores aleatorios para hacer la prueba de esta clase.</text:span></text:p>
      <text:list xml:id="list689826527122759893" text:style-name="L1">
        <text:list-item>
          <text:p text:style-name="P6"><text:span text:style-name="T11">L</text:span>a primera funcionalidad es la de crear una tecla por defecto, donde no se pasan parametros a la función.</text:p>
        </text:list-item>
        <text:list-item>
          <text:p text:style-name="P6">La segunda funcionalidad es la de crear una tecla, pasándole un 'Char' y dos 'Integers' por parmámetro, los cuales seran el numero de fila y el numero de columna respectivamente. En el juego de pruebas se le entra la tecla 'x' en la posición [4, 9].</text:p>
        </text:list-item>
        <text:list-item>
          <text:p text:style-name="P6">La tercera funcionalidad es la de especificar el nombre de una tecla, dónde se le pasa por parámetro un 'Char'</text:p>
        </text:list-item>
        <text:list-item>
          <text:p text:style-name="P6">La cuarta funcionalidad es la de consultar el nombre de la tecla.</text:p>
        </text:list-item>
        <text:list-item>
          <text:p text:style-name="P6">La quinta funcionalidad es la de especificar la fila de una tecla, y por parámetro se le pasa un Integer con el número de fila. Ídem con la funcionalidad número siete que es la de especificar el número de columna.</text:p>
        </text:list-item>
        <text:list-item>
          <text:p text:style-name="P6">La sexta funcionalidad es la de consultar el número de fila. Idem con la funcionalidad número ocho que es la de consultar el número de columna.</text:p>
        </text:list-item>
      </text:list>
      <text:p text:style-name="P1"/>
      <text:p text:style-name="P1">•<text:span text:style-name="T3"> Operativa:</text:span> <text:span text:style-name="T8">El funcionamiento del ejecutable se basa en la repetida introducción de números y seguidamente de los datos con los que se quieran operar. Cuando se ejecuta, </text:span><text:span text:style-name="T9">aparecen</text:span><text:span text:style-name="T8"> por pantalla todos los métodos de la clase: </text:span></text:p>
      <text:p text:style-name="P5"/>
      <text:p text:style-name="P4">DriverTecla. Elige una opicion:</text:p>
      <text:p text:style-name="P4"><text:tab/> 1) tecla()</text:p>
      <text:p text:style-name="P4"><text:tab/> 2) tecla(nombre, fila, columna</text:p>
      <text:p text:style-name="P4"><text:tab/> 3) setNombre(nombre)</text:p>
      <text:p text:style-name="P4"><text:tab/> 4) getNombre()</text:p>
      <text:p text:style-name="P4"><text:tab/> 5) setFila(fila)</text:p>
      <text:p text:style-name="P4"><text:tab/> 6) getFila()</text:p>
      <text:p text:style-name="P4"><text:tab/> 7) setColumna(columna)</text:p>
      <text:p text:style-name="P4"><text:tab/> 8) getColumna()</text:p>
      <text:p text:style-name="P4"><text:tab/> 0) Salir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7:20:00.799155532</meta:creation-date>
    <dc:date>2014-05-03T17:45:59.715326808</dc:date>
    <meta:editing-duration>PT7M33S</meta:editing-duration>
    <meta:editing-cycles>5</meta:editing-cycles>
    <meta:generator>LibreOffice/4.1.5.3$Linux_X86_64 LibreOffice_project/410m0$Build-3</meta:generator>
    <meta:document-statistic meta:table-count="0" meta:image-count="0" meta:object-count="0" meta:page-count="1" meta:paragraph-count="25" meta:word-count="436" meta:character-count="2528" meta:non-whitespace-character-count="2104"/>
  </office:meta>
</office:document-meta>
</file>